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8E9D0E1792800C1678.png" manifest:media-type="image/png"/>
  <manifest:file-entry manifest:full-path="Pictures/10000001000004650000019EB203B791CC458F09.png" manifest:media-type="image/png"/>
  <manifest:file-entry manifest:full-path="Pictures/1000000100000459000001962373D304FF3CE304.png" manifest:media-type="image/png"/>
  <manifest:file-entry manifest:full-path="Pictures/10000001000004A100000161189D6688F333FF28.png" manifest:media-type="image/png"/>
  <manifest:file-entry manifest:full-path="Pictures/10000001000004C3000001C4E5F4F152B0DEB975.png" manifest:media-type="image/png"/>
  <manifest:file-entry manifest:full-path="Pictures/10000001000004C2000001C6A52AB61C891857CD.png" manifest:media-type="image/png"/>
  <manifest:file-entry manifest:full-path="Pictures/10000001000004CC000001A8749E532DB1256C6D.png" manifest:media-type="image/png"/>
  <manifest:file-entry manifest:full-path="Pictures/100000010000055600000300405A0D7DC677EB6D.png" manifest:media-type="image/png"/>
  <manifest:file-entry manifest:full-path="Pictures/10000001000004CD000001DB323AF6BAF59399F6.png" manifest:media-type="image/png"/>
  <manifest:file-entry manifest:full-path="Pictures/10000001000004A00000021A54AD684F56E0B87D.png" manifest:media-type="image/png"/>
  <manifest:file-entry manifest:full-path="Pictures/100000010000027C00000088F170EACCE48509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496" officeooo:paragraph-rsid="001ee496"/>
    </style:style>
    <style:style style:name="P2" style:family="paragraph" style:parent-style-name="Standard">
      <style:text-properties fo:font-size="26pt" fo:font-weight="bold" officeooo:rsid="001ee496" officeooo:paragraph-rsid="001ee496" style:font-size-asian="26pt" style:font-weight-asian="bold" style:font-size-complex="26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li Bilal</text:p>
      <text:p text:style-name="P2">Roll No: P20-0077</text:p>
      <text:p text:style-name="P2">Section: 6C</text:p>
      <text:p text:style-name="P1"/>
      <text:p text:style-name="P1"><text:tab/><text:tab/><text:tab/><text:tab/><text:span text:style-name="T3">LAB TASK 6</text:span></text:p>
      <text:p text:style-name="P1"><draw:frame draw:style-name="fr2" draw:name="Image1" text:anchor-type="char" svg:x="-0.0311in" svg:y="0.4236in" svg:width="6.6252in" svg:height="1.4165in" draw:z-index="0"><draw:image xlink:href="Pictures/100000010000027C00000088F170EACCE485097C.png" xlink:type="simple" xlink:show="embed" xlink:actuate="onLoad" draw:mime-type="image/png"/></draw:frame><draw:frame draw:style-name="fr2" draw:name="Image6" text:anchor-type="char" svg:x="0.0783in" svg:y="3.3764in" svg:width="6.6929in" svg:height="2.5866in" draw:z-index="5"><draw:image xlink:href="Pictures/10000001000004CD000001DB323AF6BAF59399F6.png" xlink:type="simple" xlink:show="embed" xlink:actuate="onLoad" draw:mime-type="image/png"/></draw:frame></text:p>
      <text:p text:style-name="P1"><draw:frame draw:style-name="fr2" draw:name="Image2" text:anchor-type="char" svg:x="-0.0783in" svg:y="5.0402in" svg:width="6.6929in" svg:height="3.7626in" draw:z-index="1"><draw:image xlink:href="Pictures/100000010000055600000300405A0D7DC677EB6D.png" xlink:type="simple" xlink:show="embed" xlink:actuate="onLoad" draw:mime-type="image/png"/></draw:frame><text:soft-page-break/><text:line-break/><text:line-break/><text:line-break/><text:line-break/><text:line-break/><text:line-break/><draw:frame draw:style-name="fr2" draw:name="Image3" text:anchor-type="char" svg:x="-0.4043in" svg:y="0.8299in" svg:width="6.6929in" svg:height="2.3102in" draw:z-index="2"><draw:image xlink:href="Pictures/10000001000004CC000001A8749E532DB1256C6D.png" xlink:type="simple" xlink:show="embed" xlink:actuate="onLoad" draw:mime-type="image/png"/></draw:frame></text:p>
      <text:p text:style-name="P1"/>
      <text:p text:style-name="P1"><text:line-break/><text:line-break/><text:line-break/><text:line-break/><text:line-break/></text:p>
      <text:p text:style-name="P1"><draw:frame draw:style-name="fr2" draw:name="Image5" text:anchor-type="char" svg:x="-0.2807in" svg:y="3.8756in" svg:width="6.6929in" svg:height="2.4945in" draw:z-index="4"><draw:image xlink:href="Pictures/10000001000004C2000001C6A52AB61C891857CD.png" xlink:type="simple" xlink:show="embed" xlink:actuate="onLoad" draw:mime-type="image/png"/></draw:frame><draw:frame draw:style-name="fr2" draw:name="Image4" text:anchor-type="char" svg:x="0.1693in" svg:y="0.4091in" svg:width="6.6929in" svg:height="2.4811in" draw:z-index="3"><draw:image xlink:href="Pictures/10000001000004C3000001C4E5F4F152B0DEB975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2" draw:name="Image7" text:anchor-type="char" svg:x="-0.1043in" svg:y="15.9898in" svg:width="6.6929in" svg:height="3.0409in" draw:z-index="6"><draw:image xlink:href="Pictures/10000001000004A00000021A54AD684F56E0B87D.png" xlink:type="simple" xlink:show="embed" xlink:actuate="onLoad" draw:mime-type="image/png"/></draw:frame><text:line-break/><text:line-break/><text:line-break/><text:line-break/><text:line-break/><draw:frame draw:style-name="fr2" draw:name="Image8" text:anchor-type="char" svg:x="-0.1043in" svg:y="17.1807in" svg:width="6.6929in" svg:height="1.9937in" draw:z-index="7"><draw:image xlink:href="Pictures/10000001000004A100000161189D6688F333FF28.png" xlink:type="simple" xlink:show="embed" xlink:actuate="onLoad" draw:mime-type="image/png"/></draw:frame><draw:frame draw:style-name="fr1" draw:name="Image9" text:anchor-type="char" svg:width="6.6929in" svg:height="3.0409in" draw:z-index="8"><draw:image xlink:href="Pictures/10000001000004A00000021A54AD684F56E0B87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draw:frame draw:style-name="fr1" draw:name="Image12" text:anchor-type="char" svg:width="6.6929in" svg:height="2.4409in" draw:z-index="11"><draw:image xlink:href="Pictures/1000000100000459000001962373D304FF3CE304.png" xlink:type="simple" xlink:show="embed" xlink:actuate="onLoad" draw:mime-type="image/png"/></draw:frame><text:line-break/><text:line-break/><draw:frame draw:style-name="fr1" draw:name="Image11" text:anchor-type="char" svg:width="6.6929in" svg:height="2.4626in" draw:z-index="10"><draw:image xlink:href="Pictures/10000001000004650000019EB203B791CC458F09.png" xlink:type="simple" xlink:show="embed" xlink:actuate="onLoad" draw:mime-type="image/png"/></draw:frame><text:line-break/><text:line-break/><draw:frame draw:style-name="fr1" draw:name="Image10" text:anchor-type="char" svg:width="6.6929in" svg:height="2.3634in" draw:z-index="9"><draw:image xlink:href="Pictures/10000001000004670000018E9D0E1792800C16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0:38:24.777661575</meta:creation-date>
    <dc:date>2023-03-23T00:42:48.370975707</dc:date>
    <meta:editing-duration>PT4M23S</meta:editing-duration>
    <meta:editing-cycles>2</meta:editing-cycles>
    <meta:generator>LibreOffice/7.2.7.2$Linux_X86_64 LibreOffice_project/20$Build-2</meta:generator>
    <meta:document-statistic meta:table-count="0" meta:image-count="12" meta:object-count="0" meta:page-count="5" meta:paragraph-count="7" meta:word-count="11" meta:character-count="127" meta:non-whitespace-character-count="46"/>
  </office:meta>
</office:document-meta>
</file>